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8e4f2" officeooo:paragraph-rsid="002003a6"/>
    </style:style>
    <style:style style:name="P5" style:family="paragraph" style:parent-style-name="Standard">
      <style:text-properties officeooo:rsid="0018e4f2" officeooo:paragraph-rsid="00318a4e"/>
    </style:style>
    <style:style style:name="P6" style:family="paragraph" style:parent-style-name="Standard">
      <style:text-properties officeooo:rsid="001adb0b" officeooo:paragraph-rsid="00209656"/>
    </style:style>
    <style:style style:name="P7" style:family="paragraph" style:parent-style-name="Standard">
      <style:text-properties officeooo:rsid="001e2d3e" officeooo:paragraph-rsid="001e2d3e"/>
    </style:style>
    <style:style style:name="P8" style:family="paragraph" style:parent-style-name="Standard">
      <style:text-properties officeooo:rsid="0025d9a4" officeooo:paragraph-rsid="0025d9a4"/>
    </style:style>
    <style:style style:name="P9" style:family="paragraph" style:parent-style-name="Standard">
      <style:text-properties officeooo:rsid="002aa032" officeooo:paragraph-rsid="002aa032"/>
    </style:style>
    <style:style style:name="P10" style:family="paragraph" style:parent-style-name="Standard">
      <style:text-properties officeooo:rsid="001adc76" officeooo:paragraph-rsid="00209656"/>
    </style:style>
    <style:style style:name="P11" style:family="paragraph" style:parent-style-name="Standard">
      <style:text-properties officeooo:rsid="00318a4e" officeooo:paragraph-rsid="00318a4e"/>
    </style:style>
    <style:style style:name="P12" style:family="paragraph" style:parent-style-name="Text_20_body">
      <style:text-properties officeooo:rsid="0033cfe2" officeooo:paragraph-rsid="0033cfe2"/>
    </style:style>
    <style:style style:name="P13" style:family="paragraph" style:parent-style-name="Text_20_body">
      <style:text-properties officeooo:rsid="0039dcc6" officeooo:paragraph-rsid="0039dcc6"/>
    </style:style>
    <style:style style:name="P14" style:family="paragraph" style:parent-style-name="Text_20_body">
      <style:text-properties officeooo:rsid="003a859a" officeooo:paragraph-rsid="003a859a"/>
    </style:style>
    <style:style style:name="P15" style:family="paragraph" style:parent-style-name="Text_20_body">
      <style:text-properties officeooo:rsid="003ac022" officeooo:paragraph-rsid="003ac022"/>
    </style:style>
    <style:style style:name="P16" style:family="paragraph" style:parent-style-name="Text_20_body">
      <style:text-properties officeooo:rsid="00406335" officeooo:paragraph-rsid="00406335"/>
    </style:style>
    <style:style style:name="P17" style:family="paragraph" style:parent-style-name="Text_20_body">
      <style:text-properties officeooo:rsid="0040b284" officeooo:paragraph-rsid="0040b284"/>
    </style:style>
    <style:style style:name="P18" style:family="paragraph" style:parent-style-name="Text_20_body">
      <style:text-properties officeooo:rsid="00431d73" officeooo:paragraph-rsid="00431d73"/>
    </style:style>
    <style:style style:name="P19" style:family="paragraph" style:parent-style-name="Standard">
      <style:text-properties officeooo:rsid="00318a4e" officeooo:paragraph-rsid="00318a4e"/>
    </style:style>
    <style:style style:name="P20" style:family="paragraph" style:parent-style-name="Standard">
      <style:text-properties officeooo:rsid="0033cfe2" officeooo:paragraph-rsid="0033cfe2"/>
    </style:style>
    <style:style style:name="P21" style:family="paragraph" style:parent-style-name="Standard">
      <style:text-properties officeooo:rsid="0018e4f2" officeooo:paragraph-rsid="00209656"/>
    </style:style>
    <style:style style:name="P22" style:family="paragraph" style:parent-style-name="Standard">
      <style:text-properties officeooo:rsid="0018e4f2" officeooo:paragraph-rsid="0018e4f2"/>
    </style:style>
    <style:style style:name="P23" style:family="paragraph" style:parent-style-name="Standard">
      <style:text-properties officeooo:rsid="002210d9" officeooo:paragraph-rsid="002210d9"/>
    </style:style>
    <style:style style:name="P24" style:family="paragraph" style:parent-style-name="Standard">
      <style:text-properties officeooo:rsid="002210d9" officeooo:paragraph-rsid="0033cfe2"/>
    </style:style>
    <style:style style:name="P25" style:family="paragraph" style:parent-style-name="Standard">
      <style:text-properties officeooo:rsid="002210d9" officeooo:paragraph-rsid="003503be"/>
    </style:style>
    <style:style style:name="P26" style:family="paragraph" style:parent-style-name="Standard">
      <style:text-properties officeooo:rsid="002210d9" officeooo:paragraph-rsid="00372595"/>
    </style:style>
    <style:style style:name="P27" style:family="paragraph" style:parent-style-name="Standard">
      <style:text-properties officeooo:rsid="002210d9" officeooo:paragraph-rsid="003da805"/>
    </style:style>
    <style:style style:name="P28" style:family="paragraph" style:parent-style-name="Standard">
      <style:text-properties officeooo:rsid="002210d9" officeooo:paragraph-rsid="00406335"/>
    </style:style>
    <style:style style:name="P29" style:family="paragraph" style:parent-style-name="Standard">
      <style:text-properties officeooo:rsid="00227a43" officeooo:paragraph-rsid="0033cfe2"/>
    </style:style>
    <style:style style:name="P30" style:family="paragraph" style:parent-style-name="Standard">
      <style:text-properties officeooo:rsid="003503be" officeooo:paragraph-rsid="003503be"/>
    </style:style>
    <style:style style:name="P31" style:family="paragraph" style:parent-style-name="Standard">
      <style:text-properties officeooo:rsid="00244538" officeooo:paragraph-rsid="00244538"/>
    </style:style>
    <style:style style:name="P32" style:family="paragraph" style:parent-style-name="Standard">
      <style:text-properties officeooo:rsid="00372595" officeooo:paragraph-rsid="00372595"/>
    </style:style>
    <style:style style:name="P33" style:family="paragraph" style:parent-style-name="Standard">
      <style:text-properties officeooo:rsid="0026410d" officeooo:paragraph-rsid="003b3d9d"/>
    </style:style>
    <style:style style:name="P34" style:family="paragraph" style:parent-style-name="Standard">
      <style:text-properties officeooo:rsid="00285046" officeooo:paragraph-rsid="003ac022"/>
    </style:style>
    <style:style style:name="P35" style:family="paragraph" style:parent-style-name="Standard">
      <style:text-properties officeooo:rsid="001e2d3e" officeooo:paragraph-rsid="003ac022"/>
    </style:style>
    <style:style style:name="P36" style:family="paragraph" style:parent-style-name="Standard">
      <style:text-properties officeooo:rsid="001e2d3e" officeooo:paragraph-rsid="001e2d3e"/>
    </style:style>
    <style:style style:name="P37" style:family="paragraph" style:parent-style-name="Standard">
      <style:text-properties officeooo:rsid="003d0f83" officeooo:paragraph-rsid="00406335"/>
    </style:style>
    <style:style style:name="P38" style:family="paragraph" style:parent-style-name="Standard">
      <style:text-properties officeooo:rsid="003da805" officeooo:paragraph-rsid="003da805"/>
    </style:style>
    <style:style style:name="P39" style:family="paragraph" style:parent-style-name="Standard">
      <style:text-properties officeooo:rsid="00406335" officeooo:paragraph-rsid="00406335"/>
    </style:style>
    <style:style style:name="P40" style:family="paragraph" style:parent-style-name="Heading_20_2">
      <style:text-properties officeooo:rsid="0033cfe2" officeooo:paragraph-rsid="0033cfe2"/>
    </style:style>
    <style:style style:name="P41" style:family="paragraph" style:parent-style-name="Heading_20_3">
      <style:text-properties officeooo:rsid="003503be" officeooo:paragraph-rsid="003503be"/>
    </style:style>
    <style:style style:name="P42" style:family="paragraph" style:parent-style-name="Heading_20_3">
      <style:text-properties officeooo:rsid="0039dcc6" officeooo:paragraph-rsid="0039dcc6"/>
    </style:style>
    <style:style style:name="P43" style:family="paragraph" style:parent-style-name="Heading_20_3">
      <style:text-properties officeooo:rsid="003ac022" officeooo:paragraph-rsid="003ac022"/>
    </style:style>
    <style:style style:name="P44" style:family="paragraph" style:parent-style-name="Heading_20_3">
      <style:text-properties officeooo:rsid="003ba516" officeooo:paragraph-rsid="003ba516"/>
    </style:style>
    <style:style style:name="P45" style:family="paragraph" style:parent-style-name="Heading_20_3">
      <style:text-properties officeooo:rsid="00406335" officeooo:paragraph-rsid="00406335"/>
    </style:style>
    <style:style style:name="P46" style:family="paragraph" style:parent-style-name="Heading_20_3">
      <style:text-properties officeooo:paragraph-rsid="00406335"/>
    </style:style>
    <style:style style:name="P47" style:family="paragraph" style:parent-style-name="Heading_20_3">
      <style:text-properties officeooo:rsid="00431d73" officeooo:paragraph-rsid="00431d73"/>
    </style:style>
    <style:style style:name="T1" style:family="text">
      <style:text-properties officeooo:rsid="001adb0b"/>
    </style:style>
    <style:style style:name="T2" style:family="text">
      <style:text-properties officeooo:rsid="0018e4f2"/>
    </style:style>
    <style:style style:name="T3" style:family="text">
      <style:text-properties officeooo:rsid="002003a6"/>
    </style:style>
    <style:style style:name="T4" style:family="text">
      <style:text-properties officeooo:rsid="00205c9f"/>
    </style:style>
    <style:style style:name="T5" style:family="text">
      <style:text-properties officeooo:rsid="0028d6d2"/>
    </style:style>
    <style:style style:name="T6" style:family="text">
      <style:text-properties officeooo:rsid="002aa31c"/>
    </style:style>
    <style:style style:name="T7" style:family="text">
      <style:text-properties officeooo:rsid="002c4ea4"/>
    </style:style>
    <style:style style:name="T8" style:family="text">
      <style:text-properties officeooo:rsid="002c58f8"/>
    </style:style>
    <style:style style:name="T9" style:family="text">
      <style:text-properties officeooo:rsid="002dfde7"/>
    </style:style>
    <style:style style:name="T10" style:family="text">
      <style:text-properties officeooo:rsid="002f08e4"/>
    </style:style>
    <style:style style:name="T11" style:family="text">
      <style:text-properties officeooo:rsid="002fd515"/>
    </style:style>
    <style:style style:name="T12" style:family="text">
      <style:text-properties officeooo:rsid="0032adca"/>
    </style:style>
    <style:style style:name="T13" style:family="text">
      <style:text-properties officeooo:rsid="0033cfe2"/>
    </style:style>
    <style:style style:name="T14" style:family="text">
      <style:text-properties officeooo:rsid="003503be"/>
    </style:style>
    <style:style style:name="T15" style:family="text">
      <style:text-properties officeooo:rsid="00372595"/>
    </style:style>
    <style:style style:name="T16" style:family="text">
      <style:text-properties officeooo:rsid="003a859a"/>
    </style:style>
    <style:style style:name="T17" style:family="text">
      <style:text-properties officeooo:rsid="003ac022"/>
    </style:style>
    <style:style style:name="T18" style:family="text">
      <style:text-properties officeooo:rsid="003b3d9d"/>
    </style:style>
    <style:style style:name="T19" style:family="text">
      <style:text-properties officeooo:rsid="003da805"/>
    </style:style>
    <style:style style:name="T20" style:family="text">
      <style:text-properties officeooo:rsid="004063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Notes: &lt;<text:span text:style-name="T13">strI</text:span>nt&gt; means &lt;str&gt; of int format</text:p>
      <text:p text:style-name="P11"/>
      <text:h text:style-name="P40" text:outline-level="2">Prss</text:h>
      <text:p text:style-name="P12">Represents currently logged in person. <text:s/>Standard data, plus two lists of ids for the teams and competitions in which the person participates. <text:s/>The myCmps list is updated exclusively via updates to team memberships, not as the result of any other action, e.g. updates to Cmps.</text:p>
      <text:p text:style-name="P1">prs: {</text:p>
      <text:p text:style-name="P5"><text:tab/>id: &lt;int&gt;</text:p>
      <text:p text:style-name="P1"><text:tab/>email: &lt;str&gt;</text:p>
      <text:p text:style-name="P1"><text:tab/>first: &lt;str&gt;</text:p>
      <text:p text:style-name="P1"><text:tab/>last: &lt;str&gt;</text:p>
      <text:p text:style-name="P1"><text:tab/><text:span text:style-name="T3">myTeams: [&lt;strInt&gt;, &lt;strInt&gt;, …] <text:s/>// Ids of my teams. <text:s/>Consult store.teams for info</text:span></text:p>
      <text:p text:style-name="P2"><text:tab/><text:span text:style-name="T4">myCmps:[&lt;strInt&gt;, &lt;strInt&gt;, …] <text:s text:c="3"/>// Ids of my cmps. <text:s/>Consult store.cmps for info</text:span></text:p>
      <text:p text:style-name="P1">}</text:p>
      <text:p text:style-name="P1"/>
      <text:h text:style-name="P40" text:outline-level="2">Teams</text:h>
      <text:p text:style-name="P3"><text:span text:style-name="T13">This is a master copy of all known teams, at whatever detail they’ve been loaded thus far. <text:s/>Team details exist only here. <text:s/>All other data, e.g. Prss, stores only strInt references holding the id of the team.</text:span></text:p>
      <text:p text:style-name="P3"/>
      <text:p text:style-name="P20">Mmbs is duplicative of Prss information, but is needed for listing of team members in the UI, without having to load full Prss information about non-logged-in persons. <text:s/>The REST interface supplies this information as part of GET for Team.</text:p>
      <text:p text:style-name="P20"/>
      <text:p text:style-name="P3">teams: <text:span text:style-name="T1">{</text:span></text:p>
      <text:p text:style-name="P3"><text:tab/><text:span text:style-name="T1">id: {</text:span></text:p>
      <text:p text:style-name="P3"><text:s text:c="23"/><text:span text:style-name="T8">id: &lt;int&gt;</text:span></text:p>
      <text:p text:style-name="P3"><text:tab/><text:tab/><text:span text:style-name="T10">teamName: &lt;str&gt;</text:span></text:p>
      <text:p text:style-name="P3"><text:tab/><text:tab/><text:span text:style-name="T1">mmb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s text:c="24"/><text:span text:style-name="T8">bestScore: &lt;number&gt;</text:span></text:p>
      <text:p text:style-name="P3"><text:tab/><text:tab/><text:span text:style-name="T1">leaderId: &lt;int&gt; <text:s text:c="5"/>// ID of team lead</text:span></text:p>
      <text:p text:style-name="P10"><text:tab/><text:tab/>toggled: &lt;bool&gt; <text:s/>// <text:span text:style-name="T7">Is team expanded in display?</text:span></text:p>
      <text:p text:style-name="P10"><text:s text:c="23"/><text:span text:style-name="T8">canSubmit: &lt;bool&gt;</text:span></text:p>
      <text:p text:style-name="P10"><text:s text:c="23"/><text:span text:style-name="T8">cmpId: &lt;int&gt;</text:span></text:p>
      <text:p text:style-name="P10"><text:tab/><text:tab/><text:span text:style-name="T11">lastSubmit: &lt;number&gt;</text:span></text:p>
      <text:p text:style-name="P3"><text:tab/><text:span text:style-name="T1">}</text:span></text:p>
      <text:p text:style-name="P3"><text:tab/>...</text:p>
      <text:p text:style-name="P6">}</text:p>
      <text:p text:style-name="P3"><text:soft-page-break/></text:p>
      <text:h text:style-name="P42" text:outline-level="3">Ctps</text:h>
      <text:p text:style-name="P13">Master copy of all known Ctp information<text:span text:style-name="T16">, including targets for all presently loaded Cmps</text:span>. </text:p>
      <text:p text:style-name="P8">ctps:{</text:p>
      <text:p text:style-name="P8"><text:tab/>id: {</text:p>
      <text:p text:style-name="P8"><text:tab/><text:tab/>name: &lt;str&gt;</text:p>
      <text:p text:style-name="P8"><text:tab/><text:tab/>description: &lt;str&gt;</text:p>
      <text:p text:style-name="P8"><text:tab/><text:tab/>prmSchema: &lt;str&gt;</text:p>
      <text:p text:style-name="P8"><text:tab/>}</text:p>
      <text:p text:style-name="P8">}</text:p>
      <text:p text:style-name="P3"/>
      <text:h text:style-name="P42" text:outline-level="3">Cmps</text:h>
      <text:p text:style-name="P14">All currently loaded <text:span text:style-name="T17">c</text:span>mps, including targets for every reference from Prss.</text:p>
      <text:p text:style-name="P3"><text:span text:style-name="T1">c</text:span>mps: {</text:p>
      <text:p text:style-name="P1"><text:tab/>id: {</text:p>
      <text:p text:style-name="P1"><text:s text:c="24"/><text:span text:style-name="T9">id: &lt;int&gt;</text:span></text:p>
      <text:p text:style-name="P1"><text:tab/><text:tab/><text:span text:style-name="T9">title</text:span>: &lt;str&gt;</text:p>
      <text:p text:style-name="P1"><text:s text:c="24"/><text:span text:style-name="T9">ctpId: &lt;strInt&gt; <text:s text:c="14"/>// ID of Competition type, reference to Ctps</text:span></text:p>
      <text:p text:style-name="P1"><text:s text:c="24"/><text:span text:style-name="T9">ownerid: &lt;int&gt;</text:span></text:p>
      <text:p text:style-name="P1"><text:tab/><text:tab/><text:span text:style-name="T5">description: &lt;str&gt; </text:span></text:p>
      <text:p text:style-name="P1"><text:tab/><text:tab/><text:span text:style-name="T5">prms: &lt;str&gt; <text:s text:c="20"/>// JSON <text:s/>parameter string conforming to prmSchema from ctp</text:span></text:p>
      <text:p text:style-name="P1"><text:s text:c="24"/><text:span text:style-name="T9">curTeamId: &lt;int&gt; <text:s text:c="11"/>// ID of team presently able to submit</text:span></text:p>
      <text:p text:style-name="P1"><text:s text:c="24"/><text:span text:style-name="T9">joined: &lt;boolean&gt; <text:s text:c="10"/>// Current user is on a team for this competition</text:span></text:p>
      <text:p text:style-name="P1"><text:s text:c="24"/><text:span text:style-name="T9">rules: &lt;0 ior 1&gt; <text:s text:c="14"/>// (0 standard</text:span></text:p>
      <text:p text:style-name="P4"><text:tab/><text:tab/><text:span text:style-name="T3">cmpTeams: [&lt;strInt&gt;, &lt;strInt&gt;, …] //Ids of participating teams.</text:span></text:p>
      <text:p text:style-name="P1"><text:tab/>}</text:p>
      <text:p text:style-name="P1"><text:tab/>...</text:p>
      <text:p text:style-name="P1">}</text:p>
      <text:p text:style-name="P1"/>
      <text:h text:style-name="P43" text:outline-level="3">Sbms</text:h>
      <text:p text:style-name="P15">Submissions for the currently active cmp/team. <text:s/>Reloaded as we look at different cmp/team combinations, since submission status changes rapidly. <text:s/>The current sbm is the one being graded, or most recently graded. <text:s/>Others may also be loaded, showing the current team's history of submits for the current cmp.</text:p>
      <text:p text:style-name="P1"/>
      <text:p text:style-name="P9">sbms: {</text:p>
      <text:p text:style-name="P9"><text:tab/>//<text:span text:style-name="T12"> this is independent of the submission loading</text:span></text:p>
      <text:p text:style-name="P9"><text:tab/>ctpName: &lt;str&gt; (e.g. “LandGrab”)</text:p>
      <text:p text:style-name="P9"/>
      <text:p text:style-name="P9"><text:tab/>current: {</text:p>
      <text:p text:style-name="P9"><text:tab/><text:tab/>id: &lt;int&gt;,</text:p>
      <text:p text:style-name="P9"><text:tab/><text:tab/>cmpId: &lt;int&gt;,</text:p>
      <text:p text:style-name="P9"><text:tab/><text:tab/>teamId: &lt;int&gt;,</text:p>
      <text:p text:style-name="P9"><text:soft-page-break/><text:tab/><text:tab/>time: &lt;str&gt;,</text:p>
      <text:p text:style-name="P9"><text:tab/><text:tab/>score: &lt;num&gt;,</text:p>
      <text:p text:style-name="P9"><text:tab/><text:tab/>content: &lt;JSON str&gt;,</text:p>
      <text:p text:style-name="P9"><text:tab/><text:tab/><text:span text:style-name="T6">testResult</text:span>: &lt;JSON str&gt;,</text:p>
      <text:p text:style-name="P9"><text:tab/><text:tab/>practiceRun: 0/1</text:p>
      <text:p text:style-name="P9"><text:tab/>}</text:p>
      <text:p text:style-name="P9"/>
      <text:p text:style-name="P9"><text:tab/>history: [ &lt;like current, but historical in descending chrono order&gt; ] {</text:p>
      <text:p text:style-name="P9">}</text:p>
      <text:p text:style-name="P1"/>
      <text:h text:style-name="P43" text:outline-level="3">UpdateTimes</text:h>
      <text:p text:style-name="P15">Record of most recent updates for various branches of the store, as indicated in specific comments below. <text:s/>Cmps and myCmps reflect last updates for all Cmps, and for Cmps of the currently logged in prs, respectively.</text:p>
      <text:p text:style-name="P7">updateTimes: {</text:p>
      <text:p text:style-name="P7"><text:tab/><text:span text:style-name="T17">myT</text:span>eams: &lt;date&gt;<text:span text:style-name="T17"> <text:s/>// Last update of team membership for currently logged in prs</text:span></text:p>
      <text:p text:style-name="P7"><text:tab/><text:span text:style-name="T2">prs: </text:span>&lt;date&gt;<text:span text:style-name="T17"> <text:s text:c="12"/>// last signin</text:span></text:p>
      <text:p text:style-name="P34"><text:tab/>cmps: &lt;date&gt;<text:span text:style-name="T17"> <text:s text:c="8"/>// last update for all cmps</text:span></text:p>
      <text:p text:style-name="P35"><text:tab/><text:span text:style-name="T2">myCmps:</text:span>&lt;date<text:span text:style-name="T17">&gt; <text:s text:c="3"/>// last update for cmps of the currently logged in prs</text:span></text:p>
      <text:p text:style-name="P7">}</text:p>
      <text:p text:style-name="P7"/>
      <text:h text:style-name="P45" text:outline-level="3">Errs</text:h>
      <text:p text:style-name="P16">List of error string in need of display.</text:p>
      <text:p text:style-name="P16">errs: ["error string", "error string", ...]</text:p>
      <text:p text:style-name="P7"/>
      <text:h text:style-name="P40" text:outline-level="2">Actions</text:h>
      <text:h text:style-name="P47" text:outline-level="3">General Rules</text:h>
      <text:p text:style-name="P18">All cmpId and teamId values are strings, not ints, in actions.</text:p>
      <text:h text:style-name="Heading_20_3" text:outline-level="3">Prs Related</text:h>
      <text:p text:style-name="P23">GET_<text:span text:style-name="T13">PRS</text:span>_TEAMS</text:p>
      <text:p text:style-name="P20">Retrieve all teams for the currently logged-in person<text:span text:style-name="T14">, not including full membership information.</text:span> <text:s/>Update Prs <text:span text:style-name="T14">and Teams, but leave membership lists empty in Teams.</text:span></text:p>
      <text:p text:style-name="P29"/>
      <text:p text:style-name="P29">GET_<text:span text:style-name="T13">PRS</text:span>_CMPS </text:p>
      <text:p text:style-name="P20">Retrieve all cmps for the currently logged-in person. <text:s/>Update <text:span text:style-name="T14">Cmps, but not Prss since consistent update of Prss would also require related team information, which can only be obtained via team actions. <text:s/>Update Prss competition information via team actions only.</text:span></text:p>
      <text:p text:style-name="P24"/>
      <text:p text:style-name="P25">SIGN_IN</text:p>
      <text:p text:style-name="P32"><text:soft-page-break/>Log in. <text:s/>Update Prss</text:p>
      <text:p text:style-name="P32"/>
      <text:p text:style-name="P25">SIGN_OUT</text:p>
      <text:p text:style-name="P32">Log out. <text:s/>Update all branches, clearing them.</text:p>
      <text:p text:style-name="P25"/>
      <text:h text:style-name="P41" text:outline-level="3">Teams Related</text:h>
      <text:p text:style-name="P28"><text:span text:style-name="T20">GET_TEAM</text:span></text:p>
      <text:p text:style-name="P39">Get information for one team. <text:s/>Update teams.</text:p>
      <text:p text:style-name="P39"/>
      <text:p text:style-name="P28">GET_TEAM_MMBS</text:p>
      <text:p text:style-name="P30">Get full membership information for a team. <text:s/>Update Teams, but not Prss despite having membership information since this would be redundant and incomplete. <text:s/>Prss will have team information anyway since only Prss-participating teams are even shown.</text:p>
      <text:p text:style-name="P30"/>
      <text:p text:style-name="P23">ADD_TEAM</text:p>
      <text:p text:style-name="P30">Post a new team. <text:s/>Update Teams, Prss, and Cmps.</text:p>
      <text:p text:style-name="P30"/>
      <text:p text:style-name="P31">ADD_TEAM_MMB</text:p>
      <text:p text:style-name="P30">Add a new membership (currently logged in person) to a team. <text:s/>Update Teams and Prss.</text:p>
      <text:p text:style-name="P30"/>
      <text:p text:style-name="P23">PUT_TEAM</text:p>
      <text:p text:style-name="P30">Update team information. <text:s/>Update Teams.</text:p>
      <text:p text:style-name="P30"/>
      <text:p text:style-name="P23">DEL_TEAM</text:p>
      <text:p text:style-name="P32">Remove a team. <text:s/>Update Teams and Prss, including Prss.myCmps</text:p>
      <text:p text:style-name="P23"/>
      <text:h text:style-name="P41" text:outline-level="3"><text:span text:style-name="T15">Ctps Related</text:span></text:h>
      <text:p text:style-name="P33">GET_CTP </text:p>
      <text:p text:style-name="P33"><text:span text:style-name="T18">G</text:span>et a single CTP<text:span text:style-name="T18">. <text:s/>Update Ctps. <text:s/>For now, Ctps are obtained only as-needed by an sbm or cmp.</text:span></text:p>
      <text:p text:style-name="P33"/>
      <text:h text:style-name="P44" text:outline-level="3">Cmps<text:span text:style-name="T20"> Related</text:span></text:h>
      <text:p text:style-name="P27">GET_CMPS</text:p>
      <text:p text:style-name="P27"><text:span text:style-name="T19">G</text:span>et all current competitions, mine or others<text:span text:style-name="T19">. <text:s/>Update cmps</text:span></text:p>
      <text:p text:style-name="P38"/>
      <text:p text:style-name="P23">PUT_CMP</text:p>
      <text:p text:style-name="P38">Update a cmp. <text:s/>Update cmps. <text:s/>(Not currently used, but kept for future use.)</text:p>
      <text:p text:style-name="P38"/>
      <text:p text:style-name="P26">GET_CMP_TEAMS</text:p>
      <text:p text:style-name="P38">Get teams for a cmp. <text:s/>Update cmps and teams.</text:p>
      <text:p text:style-name="P38"/>
      <text:h text:style-name="P45" text:outline-level="3">Sbms Related</text:h>
      <text:p text:style-name="P16">GET_SBMS</text:p>
      <text:p text:style-name="P17">Get submissions related to a particular team/cmp. <text:s/>Presently posts just the current sbm, though the <text:soft-page-break/>design accommodates an sbm history. <text:s/>Update sbms</text:p>
      <text:p text:style-name="P16">POST_SBM</text:p>
      <text:p text:style-name="P17">Post a new sbm for a given team/cmp. <text:s/>Update sbms.</text:p>
      <text:p text:style-name="P16">REFRESH_SBM</text:p>
      <text:p text:style-name="P17">Refresh the current sbm specifically. <text:s/>Update sbms.</text:p>
      <text:p text:style-name="P26"/>
      <text:h text:style-name="P46" text:outline-level="3"><text:span text:style-name="T20">Errs Related</text:span></text:h>
      <text:p text:style-name="P16">SHOW_ERR</text:p>
      <text:p text:style-name="P16">Set errs to a provided array of displayable strings</text:p>
      <text:p text:style-name="P16">CLEAR_ERRS</text:p>
      <text:p text:style-name="P16">Clear existing errors</text:p>
      <text:p text:style-name="P28"/>
      <text:p text:style-name="P37">Fixes:</text:p>
      <text:p text:style-name="P37">1. Populate prss.cmps via team membership</text:p>
      <text:p text:style-name="P37">2. Eager-fetch Ctp information for each cmp or sbm, rather than having to do so by hand. <text:s/>(Possibly in REST interface)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11-25T20:04:06.718000000</dc:date>
    <meta:editing-duration>P5DT8H22M54S</meta:editing-duration>
    <meta:editing-cycles>28</meta:editing-cycles>
    <meta:generator>LibreOffice/5.1.3.2$Windows_x86 LibreOffice_project/644e4637d1d8544fd9f56425bd6cec110e49301b</meta:generator>
    <meta:document-statistic meta:table-count="0" meta:image-count="0" meta:object-count="0" meta:page-count="5" meta:paragraph-count="139" meta:word-count="842" meta:character-count="5548" meta:non-whitespace-character-count="4380"/>
  </office:meta>
</office:document-meta>
</file>